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NewsGotT" svg:font-family="NewsGotT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53cm"/>
    </style:style>
    <style:style style:name="co2" style:family="table-column">
      <style:table-column-properties fo:break-before="auto" style:column-width="1.088cm"/>
    </style:style>
    <style:style style:name="co3" style:family="table-column">
      <style:table-column-properties fo:break-before="auto" style:column-width="2.42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264cm"/>
    </style:style>
    <style:style style:name="co6" style:family="table-column">
      <style:table-column-properties fo:break-before="auto" style:column-width="2.859cm"/>
    </style:style>
    <style:style style:name="co7" style:family="table-column">
      <style:table-column-properties fo:break-before="auto" style:column-width="11.792cm"/>
    </style:style>
    <style:style style:name="co8" style:family="table-column">
      <style:table-column-properties fo:break-before="auto" style:column-width="2.096cm"/>
    </style:style>
    <style:style style:name="co9" style:family="table-column">
      <style:table-column-properties fo:break-before="auto" style:column-width="2.06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cm"/>
      <style:text-properties style:use-window-font-color="true" style:font-name="NewsGotT" fo:font-size="10.5pt" fo:language="en" fo:country="US" style:text-underline-style="solid" style:text-underline-width="auto" style:text-underline-color="font-color" style:font-name-asian="DejaVu Sans" style:font-size-asian="6.80000019073486pt" style:language-asian="en" style:country-asian="US" style:font-name-complex="NewsGotT" style:font-size-complex="10.5pt" style:language-complex="en" style:country-complex="US"/>
    </style:style>
    <style:style style:name="ce3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cm"/>
      <style:text-properties style:font-name="NewsGotT" fo:font-size="10.5pt" fo:language="en" fo:country="US" fo:font-weight="bold" style:font-name-asian="DejaVu Sans" style:font-size-asian="6.80000019073486pt" style:language-asian="en" style:country-asian="US" style:font-name-complex="NewsGotT" style:font-size-complex="10.5pt" style:language-complex="en" style:country-complex="US" style:font-weight-complex="bold"/>
    </style:style>
    <style:style style:name="ce4" style:family="table-cell" style:parent-style-name="Default">
      <style:table-cell-properties fo:background-color="#000000" style:vertical-align="middle"/>
      <style:text-properties style:use-window-font-color="true"/>
    </style:style>
    <style:style style:name="ce5" style:family="table-cell" style:parent-style-name="Default">
      <style:table-cell-properties fo:background-color="#cccccc" style:vertical-align="middle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fo:background-color="#000000" fo:wrap-option="wrap" style:vertical-align="middle"/>
      <style:text-properties style:use-window-font-color="true"/>
    </style:style>
    <style:style style:name="ce8" style:family="table-cell" style:parent-style-name="Default">
      <style:table-cell-properties fo:background-color="#cccccc" fo:wrap-option="wrap" style:vertical-align="middle"/>
    </style:style>
    <style:style style:name="ce9" style:family="table-cell" style:parent-style-name="Default">
      <style:table-cell-properties fo:wrap-option="wrap" style:vertical-align="middle"/>
      <style:text-properties style:font-name="NewsGotT" fo:font-size="10.5pt" fo:language="en" fo:country="US" style:text-underline-style="solid" style:text-underline-width="auto" style:text-underline-color="font-color" style:font-name-asian="DejaVu Sans" style:font-size-asian="6.80000019073486pt" style:language-asian="en" style:country-asian="US" style:font-name-complex="NewsGotT" style:font-size-complex="10.5pt" style:language-complex="en" style:country-complex="US"/>
    </style:style>
    <style:style style:name="ce1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NewsGotT" fo:font-size="10.5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justify"/>
      <style:text-properties style:use-window-font-color="true" style:text-outline="false" style:text-line-through-style="none" style:font-name="NewsGotT" fo:font-size="10.5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NewsGotT" fo:font-size="10.5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NewsGotT" fo:font-size="10.5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name-complex="NewsGotT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NewsGotT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justify"/>
      <style:text-properties fo:color="#383d44" style:text-outline="false" style:text-line-through-style="none" style:font-name="NewsGotT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font-name="NewsGot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94bd5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font-name="NewsGot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cc99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font-name="NewsGot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none" style:vertical-align="middle"/>
      <style:paragraph-properties fo:text-align="justify"/>
      <style:text-properties style:use-window-font-color="true" style:text-outline="false" style:text-line-through-style="none" style:font-name="NewsGot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vertical-align="middle"/>
      <style:text-properties style:font-name="NewsGotT" fo:language="en" fo:country="US" style:font-name-asian="DejaVu Sans" style:font-size-asian="6.80000019073486pt" style:language-asian="en" style:country-asian="US" style:font-name-complex="NewsGotT" style:language-complex="en" style:country-complex="US"/>
    </style:style>
    <style:style style:name="ce2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justify"/>
      <style:text-properties style:use-window-font-color="true" style:text-outline="false" style:text-line-through-style="none" style:font-name="NewsGot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font-name="NewsGot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000000" style:vertical-align="middle"/>
    </style:style>
    <style:style style:name="ce3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cm"/>
    </style:style>
    <style:style style:name="T1" style:family="text">
      <style:text-properties fo:language="en" fo:country="US" fo:font-style="normal" style:language-asian="en" style:country-asian="US" style:font-name-complex="NewsGotT" style:font-size-complex="10.5pt" style:font-weight-complex="bold"/>
    </style:style>
    <style:style style:name="T2" style:family="text">
      <style:text-properties fo:language="en" fo:country="US" fo:font-style="normal" style:text-underline-style="solid" style:text-underline-width="auto" style:text-underline-color="font-color" fo:font-weight="normal" style:language-asian="en" style:country-asian="US" style:font-name-complex="NewsGotT" style:font-size-complex="10.5pt"/>
    </style:style>
    <style:style style:name="T3" style:family="text">
      <style:text-properties style:font-name="NewsGotT" fo:font-size="10.5pt" fo:language="en" fo:country="US" fo:font-style="normal" style:text-underline-style="solid" style:text-underline-width="auto" style:text-underline-color="font-color" fo:font-weight="normal" style:language-asian="en" style:country-asian="US" style:font-name-complex="NewsGotT" style:font-size-complex="10.5pt"/>
    </style:style>
    <style:style style:name="T4" style:family="text">
      <style:text-properties style:font-name="NewsGotT" fo:language="en" fo:country="US" fo:font-style="normal" style:text-underline-style="solid" style:text-underline-width="auto" style:text-underline-color="font-color" fo:font-weight="normal" style:language-asian="en" style:country-asian="US" style:font-name-complex="NewsGotT" style:font-size-complex="10.5pt"/>
    </style:style>
    <style:style style:name="T5" style:family="text">
      <style:text-properties style:font-name="NewsGotT" fo:font-size="10.5pt" fo:language="en" fo:country="US" fo:font-style="normal" fo:font-weight="normal" style:language-asian="en" style:country-asian="US" style:font-name-complex="NewsGotT" style:font-size-complex="10.5pt"/>
    </style:style>
    <style:style style:name="T6" style:family="text">
      <style:text-properties fo:font-size="10pt" fo:language="en" fo:country="US" fo:font-style="normal" fo:font-weight="normal" style:language-asian="en" style:country-asian="US" style:font-name-complex="NewsGotT" style:font-size-complex="10pt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6"/>
        <table:table-column table:style-name="co6" table:default-cell-style-name="ce16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6"/>
        <table:table-column table:style-name="co4" table:number-columns-repeated="101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7" office:value-type="string" calcext:value-type="string">
            <text:p>SELECCION</text:p>
          </table:table-cell>
          <table:table-cell table:style-name="ce24" office:value-type="string" calcext:value-type="string">
            <text:p>COMENTARIOS</text:p>
          </table:table-cell>
          <table:table-cell table:style-name="ce29" office:value-type="string" calcext:value-type="string" table:number-columns-spanned="3" table:number-rows-spanned="1">
            <text:p>DEFECTOS</text:p>
          </table:table-cell>
          <table:covered-table-cell table:style-name="ce24"/>
          <table:covered-table-cell table:style-name="ce17"/>
          <table:table-cell table:number-columns-repeated="1014"/>
        </table:table-row>
        <table:table-row table:style-name="ro1">
          <table:table-cell table:number-columns-repeated="5"/>
          <table:table-cell table:style-name="ce17"/>
          <table:table-cell table:style-name="ce24"/>
          <table:table-cell table:style-name="ce24" office:value-type="string" calcext:value-type="string">
            <text:p>Nº defectos</text:p>
          </table:table-cell>
          <table:table-cell table:style-name="ce24" office:value-type="string" calcext:value-type="string">
            <text:p>Nº mejoras</text:p>
          </table:table-cell>
          <table:table-cell table:style-name="ce17" office:value-type="string" calcext:value-type="string">
            <text:p>Criticidad</text:p>
          </table:table-cell>
          <table:table-cell table:number-columns-repeated="1014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AVERIAS Y OBSOLESCENCIA</text:p>
          </table:table-cell>
          <table:covered-table-cell table:style-name="ce2"/>
          <table:covered-table-cell table:style-name="ce4"/>
          <table:covered-table-cell table:style-name="ce7"/>
          <table:table-cell table:style-name="ce18"/>
          <table:table-cell table:style-name="ce4"/>
          <table:table-cell table:style-name="ce30" table:number-columns-repeated="2"/>
          <table:table-cell table:style-name="ce31"/>
          <table:table-cell table:number-columns-repeated="1014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3" table:number-rows-spanned="1">
            <text:p><text:span text:style-name="T1">Representaciones gráficas de evolución temporal</text:span></text:p>
          </table:table-cell>
          <table:covered-table-cell table:style-name="ce5"/>
          <table:covered-table-cell table:style-name="ce8"/>
          <table:table-cell table:style-name="ce19"/>
          <table:table-cell table:style-name="ce5" table:number-columns-repeated="3"/>
          <table:table-cell table:style-name="ce19"/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AV-1.1</text:p>
          </table:table-cell>
          <table:table-cell table:style-name="ce9" office:value-type="string" calcext:value-type="string">
            <text:p><text:span text:style-name="T2"><text:a xlink:href="http://cmtic-mv.des.i-administracion.junta-andalucia.es/metaforasVisuales/faces/index.xhtml" xlink:type="simple">Obsolescencia del parque para PCs, Tablet PC e Impresoras y averías asociadas</text:a></text:span></text:p>
          </table:table-cell>
          <table:table-cell table:style-name="ce20" office:value-type="string" calcext:value-type="string">
            <text:p>NO</text:p>
          </table:table-cell>
          <table:table-cell table:style-name="ce25" office:value-type="string" calcext:value-type="string">
            <text:p>En su lugar se incluye la AV-1.2, sin distribuir por organismo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 calcext:value-type="string">
            <text:p>AV-1.2</text:p>
          </table:table-cell>
          <table:table-cell table:style-name="ce10" office:value-type="string" calcext:value-type="string">
            <text:p><text:span text:style-name="T3"><text:a xlink:href="http://cmtic-mv.des.i-administracion.junta-andalucia.es/metaforasVisuales/faces/index.xhtml" xlink:type="simple">Obsolescencia del parque (para PCs, Tablet PC e Impresoras) y averias. Repartidos en seis grupos de equipos por antiguead y sin U.O</text:a></text:span></text:p>
          </table:table-cell>
          <table:table-cell table:style-name="ce21" office:value-type="string" calcext:value-type="string">
            <text:p>SI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AV-1.3</text:p>
          </table:table-cell>
          <table:table-cell table:style-name="ce10" office:value-type="string" calcext:value-type="string">
            <text:p><text:span text:style-name="T3"><text:a xlink:href="http://cmtic-mv.des.i-administracion.junta-andalucia.es/metaforasVisuales/faces/index.xhtml" xlink:type="simple">Obsolescencia del parque de Servidores Medios y averias asociadas</text:a></text:span></text:p>
          </table:table-cell>
          <table:table-cell table:style-name="ce20" office:value-type="string" calcext:value-type="string">
            <text:p>NO</text:p>
          </table:table-cell>
          <table:table-cell table:style-name="ce25" office:value-type="string" calcext:value-type="string">
            <text:p>En su lugar se incluye la AV-1.4, sin distribuir por organismo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 calcext:value-type="string">
            <text:p>AV-1.4</text:p>
          </table:table-cell>
          <table:table-cell table:style-name="ce10" office:value-type="string" calcext:value-type="string">
            <text:p><text:span text:style-name="T3"><text:a xlink:href="http://cmtic-mv.des.i-administracion.junta-andalucia.es/metaforasVisuales/faces/index.xhtml" xlink:type="simple">Obsolescencia del parque de Servidores Medios. Divididos en seis grupos de servidores por antiguedad y sin U.O</text:a></text:span></text:p>
          </table:table-cell>
          <table:table-cell table:style-name="ce21" office:value-type="string" calcext:value-type="string">
            <text:p>SI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3" table:number-rows-spanned="1">
            <text:p>Representaciones gráficas de barras</text:p>
          </table:table-cell>
          <table:covered-table-cell table:style-name="ce5"/>
          <table:covered-table-cell table:style-name="ce8"/>
          <table:table-cell table:style-name="ce19"/>
          <table:table-cell table:style-name="ce5" table:number-columns-repeated="3"/>
          <table:table-cell table:style-name="ce19"/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AV-2.1</text:p>
          </table:table-cell>
          <table:table-cell table:style-name="ce11" office:value-type="string" calcext:value-type="string">
            <text:p><text:span text:style-name="T3"><text:a xlink:href="http://cmtic-mv.des.i-administracion.junta-andalucia.es/metaforasVisuales/faces/index.xhtml" xlink:type="simple">Averías de microinformática por U.O.</text:a></text:span></text:p>
          </table:table-cell>
          <table:table-cell table:style-name="ce21" office:value-type="string" calcext:value-type="string">
            <text:p>SI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AV-2.2</text:p>
          </table:table-cell>
          <table:table-cell table:style-name="ce11" office:value-type="string" calcext:value-type="string">
            <text:p><text:span text:style-name="T3"><text:a xlink:href="http://cmtic-mv.des.i-administracion.junta-andalucia.es/metaforasVisuales/faces/index.xhtml" xlink:type="simple">Averías de microinformática por Tipo de Hardware</text:a></text:span></text:p>
          </table:table-cell>
          <table:table-cell table:style-name="ce21" office:value-type="string" calcext:value-type="string">
            <text:p>SI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AV-2.3</text:p>
          </table:table-cell>
          <table:table-cell table:style-name="ce11" office:value-type="string" calcext:value-type="string">
            <text:p><text:span text:style-name="T3"><text:a xlink:href="http://cmtic-mv.des.i-administracion.junta-andalucia.es/metaforasVisuales/faces/index.xhtml" xlink:type="simple">Averías de servidores medios por U.O.</text:a></text:span></text:p>
          </table:table-cell>
          <table:table-cell table:style-name="ce21" office:value-type="string" calcext:value-type="string">
            <text:p>SI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AV-2.4</text:p>
          </table:table-cell>
          <table:table-cell table:style-name="ce11" office:value-type="string" calcext:value-type="string">
            <text:p><text:span text:style-name="T3"><text:a xlink:href="http://cmtic-mv.des.i-administracion.junta-andalucia.es/metaforasVisuales/faces/index.xhtml" xlink:type="simple">Averías de servidores medios por Tipo de Hardware</text:a></text:span>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Si son fundamentalmente servidores, no aporta clasificar por tipo HW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3" table:number-rows-spanned="1">
            <text:p>Otras Consultas</text:p>
          </table:table-cell>
          <table:covered-table-cell table:style-name="ce5"/>
          <table:covered-table-cell table:style-name="ce8"/>
          <table:table-cell table:style-name="ce19"/>
          <table:table-cell table:style-name="ce5" table:number-columns-repeated="3"/>
          <table:table-cell table:style-name="ce19"/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AV-3.1</text:p>
          </table:table-cell>
          <table:table-cell table:style-name="ce11" office:value-type="string" calcext:value-type="string">
            <text:p><text:span text:style-name="T3"><text:a xlink:href="http://cmtic-mv.des.i-administracion.junta-andalucia.es/metaforasVisuales/faces/index.xhtml" xlink:type="simple">Obsolescencia del parque para PCs, Portatiles e Impresoras</text:a></text:span></text:p>
          </table:table-cell>
          <table:table-cell table:style-name="ce20" office:value-type="string" calcext:value-type="string">
            <text:p>NO</text:p>
          </table:table-cell>
          <table:table-cell table:style-name="ce26" office:value-type="string" calcext:value-type="string">
            <text:p><text:span text:style-name="T6">Aparentemente equivalente a la AV-1.1</text:span>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INFORMES VINCULANTES</text:p>
          </table:table-cell>
          <table:covered-table-cell table:style-name="ce2"/>
          <table:covered-table-cell table:style-name="ce4"/>
          <table:covered-table-cell table:style-name="ce7"/>
          <table:table-cell table:style-name="ce18"/>
          <table:table-cell table:style-name="ce4"/>
          <table:table-cell table:style-name="ce30" table:number-columns-repeated="2"/>
          <table:table-cell table:style-name="ce31"/>
          <table:table-cell table:number-columns-repeated="1014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3" table:number-rows-spanned="1">
            <text:p><text:span text:style-name="T1">Representaciones gráficas</text:span></text:p>
          </table:table-cell>
          <table:covered-table-cell table:style-name="ce5"/>
          <table:covered-table-cell table:style-name="ce8"/>
          <table:table-cell table:style-name="ce19"/>
          <table:table-cell table:style-name="ce5" table:number-columns-repeated="3"/>
          <table:table-cell table:style-name="ce19"/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INFV-1.1</text:p>
          </table:table-cell>
          <table:table-cell table:style-name="ce12" office:value-type="string" calcext:value-type="string">
            <text:p><text:span text:style-name="T3"><text:a xlink:href="http://cmtic-mv.des.i-administracion.junta-andalucia.es/metaforasVisuales/faces/index.xhtml" xlink:type="simple">Gráfico de evolución temporal del gasto anual por objeto y U.O.</text:a></text:span></text:p>
          </table:table-cell>
          <table:table-cell table:style-name="ce22" office:value-type="string" calcext:value-type="string">
            <text:p>SI / NO</text:p>
          </table:table-cell>
          <table:table-cell table:style-name="ce25" office:value-type="string" calcext:value-type="string">
            <text:p>Elegir INFV-1.1 o INFV-2.1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 calcext:value-type="string">
            <text:p>INFV-1.2</text:p>
          </table:table-cell>
          <table:table-cell table:style-name="ce12" office:value-type="string" calcext:value-type="string">
            <text:p><text:span text:style-name="T3"><text:a xlink:href="http://cmtic-mv.des.i-administracion.junta-andalucia.es/metaforasVisuales/faces/index.xhtml" xlink:type="simple">Gráfico de evolución temporal del gasto por forma de adjudicación U.O. y año. Con datos del CMTIC</text:a></text:span></text:p>
          </table:table-cell>
          <table:table-cell table:style-name="ce20" office:value-type="string" calcext:value-type="string">
            <text:p>NO</text:p>
          </table:table-cell>
          <table:table-cell table:style-name="ce25" office:value-type="string" calcext:value-type="string">
            <text:p>Integrada con CMTIC-Pentaho, pendiente estudio mas detallado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 calcext:value-type="string">
            <text:p>INFV-1.3</text:p>
          </table:table-cell>
          <table:table-cell table:style-name="ce12" office:value-type="string" calcext:value-type="string">
            <text:p><text:span text:style-name="T3"><text:a xlink:href="http://cmtic-mv.des.i-administracion.junta-andalucia.es/metaforasVisuales/faces/index.xhtml" xlink:type="simple">Serie temporal de gasto por objeto y año</text:a></text:span></text:p>
          </table:table-cell>
          <table:table-cell table:style-name="ce21" office:value-type="string" calcext:value-type="string">
            <text:p>SI</text:p>
          </table:table-cell>
          <table:table-cell table:style-name="ce27"/>
          <table:table-cell table:number-columns-repeated="1017"/>
        </table:table-row>
        <table:table-row table:style-name="ro3">
          <table:table-cell table:number-columns-repeated="3"/>
          <table:table-cell office:value-type="string" calcext:value-type="string">
            <text:p>INFV-1.4</text:p>
          </table:table-cell>
          <table:table-cell table:style-name="ce12" office:value-type="string" calcext:value-type="string">
            <text:p><text:span text:style-name="T3"><text:a xlink:href="http://cmtic-mv.des.i-administracion.junta-andalucia.es/metaforasVisuales/faces/index.xhtml" xlink:type="simple">Serie temporal de gasto por forma de adjudicación y año</text:a></text:span></text:p>
          </table:table-cell>
          <table:table-cell table:style-name="ce21" office:value-type="string" calcext:value-type="string">
            <text:p>SI</text:p>
          </table:table-cell>
          <table:table-cell table:style-name="ce27"/>
          <table:table-cell table:number-columns-repeated="1017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3" table:number-rows-spanned="1">
            <text:p>Otras Consultas</text:p>
          </table:table-cell>
          <table:covered-table-cell table:style-name="ce5"/>
          <table:covered-table-cell table:style-name="ce8"/>
          <table:table-cell table:style-name="ce19"/>
          <table:table-cell table:style-name="ce5" table:number-columns-repeated="3"/>
          <table:table-cell table:style-name="ce19"/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INFV-2.1</text:p>
          </table:table-cell>
          <table:table-cell table:style-name="ce12" office:value-type="string" calcext:value-type="string">
            <text:p><text:span text:style-name="T3"><text:a xlink:href="http://cmtic-mv.des.i-administracion.junta-andalucia.es/metaforasVisuales/faces/index.xhtml" xlink:type="simple">Gasto según las Solicitudes de Informes Vinculantes</text:a></text:span></text:p>
          </table:table-cell>
          <table:table-cell table:style-name="ce22" office:value-type="string" calcext:value-type="string">
            <text:p>SI / NO</text:p>
          </table:table-cell>
          <table:table-cell table:style-name="ce25" office:value-type="string" calcext:value-type="string">
            <text:p>Elegir INFV-1.1 o INFV-2.1 - ¡OJO! No hay grafica</text:p>
          </table:table-cell>
          <table:table-cell table:number-columns-repeated="2"/>
          <table:table-cell table:style-name="ce32"/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INFV-2.2</text:p>
          </table:table-cell>
          <table:table-cell table:style-name="ce12" office:value-type="string" calcext:value-type="string">
            <text:p><text:span text:style-name="T3"><text:a xlink:href="http://cmtic-mv.des.i-administracion.junta-andalucia.es/metaforasVisuales/faces/index.xhtml" xlink:type="simple">Número de Expedientes por Año</text:a></text:span></text:p>
          </table:table-cell>
          <table:table-cell table:style-name="ce21" office:value-type="string" calcext:value-type="string">
            <text:p>SI</text:p>
          </table:table-cell>
          <table:table-cell table:style-name="ce27" office:value-type="string" calcext:value-type="string">
            <text:p>¡OJO! Gráfica pendiente de implementar</text:p>
          </table:table-cell>
          <table:table-cell table:number-columns-repeated="2"/>
          <table:table-cell table:style-name="ce32" office:value-type="string" calcext:value-type="string">
            <text:p>ALTA</text:p>
          </table:table-cell>
          <table:table-cell table:number-columns-repeated="1014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CATÁLOGO DE BIENES HOMOLOGADOS</text:p>
          </table:table-cell>
          <table:covered-table-cell table:style-name="ce2"/>
          <table:covered-table-cell table:style-name="ce4"/>
          <table:covered-table-cell table:style-name="ce7"/>
          <table:table-cell table:style-name="ce18"/>
          <table:table-cell table:style-name="ce4"/>
          <table:table-cell table:style-name="ce30" table:number-columns-repeated="2"/>
          <table:table-cell table:style-name="ce31"/>
          <table:table-cell table:number-columns-repeated="1014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3" table:number-rows-spanned="1">
            <text:p><text:span text:style-name="T1">Representaciones gráficas</text:span></text:p>
          </table:table-cell>
          <table:covered-table-cell table:style-name="ce5"/>
          <table:covered-table-cell table:style-name="ce8"/>
          <table:table-cell table:style-name="ce19"/>
          <table:table-cell table:style-name="ce5" table:number-columns-repeated="3"/>
          <table:table-cell table:style-name="ce19"/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CBH-1.1</text:p>
          </table:table-cell>
          <table:table-cell table:style-name="ce12" office:value-type="string" calcext:value-type="string">
            <text:p><text:span text:style-name="T3"><text:a xlink:href="http://cmtic-mv.des.i-administracion.junta-andalucia.es/metaforasVisuales/faces/index.xhtml" xlink:type="simple">Gráfico de evolución temporal del número de comunicaciones e importe por U.O. y Año</text:a></text:span></text:p>
          </table:table-cell>
          <table:table-cell table:style-name="ce22" office:value-type="string" calcext:value-type="string">
            <text:p>SI / NO</text:p>
          </table:table-cell>
          <table:table-cell table:style-name="ce25" office:value-type="string" calcext:value-type="string">
            <text:p>Elegir CBH-1.1 o CBH-1.2, relacionada tambien con CBH-2.1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 calcext:value-type="string">
            <text:p>CBH-1.2</text:p>
          </table:table-cell>
          <table:table-cell table:style-name="ce12" office:value-type="string" calcext:value-type="string">
            <text:p><text:span text:style-name="T3"><text:a xlink:href="http://cmtic-mv.des.i-administracion.junta-andalucia.es/metaforasVisuales/faces/index.xhtml" xlink:type="simple">Gráfico de evolución temporal del número de elementos e importe por U.O. y Año</text:a></text:span></text:p>
          </table:table-cell>
          <table:table-cell table:style-name="ce22" office:value-type="string" calcext:value-type="string">
            <text:p>SI / NO</text:p>
          </table:table-cell>
          <table:table-cell table:style-name="ce25" office:value-type="string" calcext:value-type="string">
            <text:p>Elegir CBH-1.1 o CBH-1.2, relacionada tambien con CBH-2.1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 calcext:value-type="string">
            <text:p>CBH-1.3</text:p>
          </table:table-cell>
          <table:table-cell table:style-name="ce12" office:value-type="string" calcext:value-type="string">
            <text:p><text:span text:style-name="T3"><text:a xlink:href="http://cmtic-mv.des.i-administracion.junta-andalucia.es/metaforasVisuales/faces/index.xhtml" xlink:type="simple">Gráfico de barras para el gasto por tipo de hardware</text:a></text:span></text:p>
          </table:table-cell>
          <table:table-cell table:style-name="ce21" office:value-type="string" calcext:value-type="string">
            <text:p>SI</text:p>
          </table:table-cell>
          <table:table-cell table:style-name="Default" office:value-type="string" calcext:value-type="string">
            <text:p>Habría que hacerle mejoras antes de presentarla</text:p>
          </table:table-cell>
          <table:table-cell table:number-columns-repeated="2"/>
          <table:table-cell table:style-name="ce32"/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CBH-1.4</text:p>
          </table:table-cell>
          <table:table-cell table:style-name="ce12" office:value-type="string" calcext:value-type="string">
            <text:p><text:span text:style-name="T3"><text:a xlink:href="http://cmtic-mv.des.i-administracion.junta-andalucia.es/metaforasVisuales/faces/index.xhtml" xlink:type="simple">Gráfico de barras apiladas de gasto anual por proveedor</text:a></text:span></text:p>
          </table:table-cell>
          <table:table-cell table:style-name="ce21" office:value-type="string" calcext:value-type="string">
            <text:p>SI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CBH-1.5</text:p>
          </table:table-cell>
          <table:table-cell table:style-name="ce12" office:value-type="string" calcext:value-type="string">
            <text:p><text:span text:style-name="T3"><text:a xlink:href="http://cmtic-mv.des.i-administracion.junta-andalucia.es/metaforasVisuales/faces/index.xhtml" xlink:type="simple">Gráfico de tarta con el gasto anual por proveedor para cada Unidado Orgánica</text:a></text:span>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 incluir quizá en una primera versión del informe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3" table:number-rows-spanned="1">
            <text:p>Otras Consultas</text:p>
          </table:table-cell>
          <table:covered-table-cell table:style-name="ce5"/>
          <table:covered-table-cell table:style-name="ce8"/>
          <table:table-cell table:style-name="ce19"/>
          <table:table-cell table:style-name="ce5" table:number-columns-repeated="3"/>
          <table:table-cell table:style-name="ce19"/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CBH-2.1</text:p>
          </table:table-cell>
          <table:table-cell table:style-name="ce12" office:value-type="string" calcext:value-type="string">
            <text:p><text:span text:style-name="T3"><text:a xlink:href="http://cmtic-mv.des.i-administracion.junta-andalucia.es/metaforasVisuales/faces/index.xhtml" xlink:type="simple">Gasto Anual por U.O.</text:a></text:span></text:p>
          </table:table-cell>
          <table:table-cell table:style-name="ce21" office:value-type="string" calcext:value-type="string">
            <text:p>SI</text:p>
          </table:table-cell>
          <table:table-cell office:value-type="string" calcext:value-type="string">
            <text:p>¡OJO! No hay grafica</text:p>
          </table:table-cell>
          <table:table-cell table:number-columns-repeated="2"/>
          <table:table-cell table:style-name="ce32"/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CBH-2.2</text:p>
          </table:table-cell>
          <table:table-cell table:style-name="ce12" office:value-type="string" calcext:value-type="string">
            <text:p><text:span text:style-name="T3"><text:a xlink:href="http://cmtic-mv.des.i-administracion.junta-andalucia.es/metaforasVisuales/faces/index.xhtml" xlink:type="simple">Número de Elementos por tipo y año</text:a></text:span></text:p>
          </table:table-cell>
          <table:table-cell table:style-name="ce23" office:value-type="string" calcext:value-type="string">
            <text:p>NO</text:p>
          </table:table-cell>
          <table:table-cell office:value-type="string" calcext:value-type="string">
            <text:p>Tal como está definida no aporta mucho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 calcext:value-type="string">
            <text:p>CBH-2.3</text:p>
          </table:table-cell>
          <table:table-cell table:style-name="ce12" office:value-type="string" calcext:value-type="string">
            <text:p><text:span text:style-name="T3"><text:a xlink:href="http://cmtic-mv.des.i-administracion.junta-andalucia.es/metaforasVisuales/faces/index.xhtml" xlink:type="simple">Número de Elementos e Importe por Tipo y año</text:a></text:span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bría que hacerle cambios para poder representarla graficamente y que resultara de utilida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 calcext:value-type="string">
            <text:p>CBH-2.4</text:p>
          </table:table-cell>
          <table:table-cell table:style-name="ce12" office:value-type="string" calcext:value-type="string">
            <text:p><text:span text:style-name="T3"><text:a xlink:href="http://cmtic-mv.des.i-administracion.junta-andalucia.es/metaforasVisuales/faces/index.xhtml" xlink:type="simple">Gasto Total por Tipo de Hardware, U.O. y Año</text:a></text:span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bría que hacerle cambios para poder representarla graficamente y que resultara de utilida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 calcext:value-type="string">
            <text:p>CBH-2.5</text:p>
          </table:table-cell>
          <table:table-cell table:style-name="ce12" office:value-type="string" calcext:value-type="string">
            <text:p><text:span text:style-name="T3"><text:a xlink:href="http://cmtic-mv.des.i-administracion.junta-andalucia.es/metaforasVisuales/faces/index.xhtml" xlink:type="simple">Gasto Total por Tipo y año</text:a></text:span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bría que hacerle cambios para poder representarla graficamente y que resultara de utilidad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INFORMES VINCULANTES / CBH / INSTRUCCIÓN</text:p>
          </table:table-cell>
          <table:covered-table-cell table:style-name="ce2"/>
          <table:covered-table-cell table:style-name="ce4"/>
          <table:covered-table-cell table:style-name="ce7"/>
          <table:table-cell table:style-name="ce18"/>
          <table:table-cell table:style-name="ce4"/>
          <table:table-cell table:style-name="ce30" table:number-columns-repeated="2"/>
          <table:table-cell table:style-name="ce31"/>
          <table:table-cell table:number-columns-repeated="1014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3" table:number-rows-spanned="1">
            <text:p><text:span text:style-name="T1">Representaciones gráficas</text:span></text:p>
          </table:table-cell>
          <table:covered-table-cell table:style-name="ce5"/>
          <table:covered-table-cell table:style-name="ce8"/>
          <table:table-cell table:style-name="ce19"/>
          <table:table-cell table:style-name="ce5" table:number-columns-repeated="3"/>
          <table:table-cell table:style-name="ce19"/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EXP-1.1</text:p>
          </table:table-cell>
          <table:table-cell table:style-name="ce13" office:value-type="string" calcext:value-type="string">
            <text:p><text:span text:style-name="T4"><text:a xlink:href="http://cmtic-mv.des.i-administracion.junta-andalucia.es/metaforasVisuales/faces/index.xhtml" xlink:type="simple">Gráfico de evolución temporal para Informes Vinculantes, CBH e Instrucción por U.O.</text:a></text:span></text:p>
          </table:table-cell>
          <table:table-cell table:style-name="ce21" office:value-type="string" calcext:value-type="string">
            <text:p>SI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EXP-1.2</text:p>
          </table:table-cell>
          <table:table-cell table:style-name="ce14" office:value-type="string" calcext:value-type="string">
            <text:p><text:span text:style-name="T5"><text:a xlink:href="http://cmtic-mv.des.i-administracion.junta-andalucia.es/metaforasVisuales/faces/index.xhtml" xlink:type="simple">Gráfico de evolución temporal para Informes Vinculantes, CBH e Instrucción Global</text:a></text:span></text:p>
          </table:table-cell>
          <table:table-cell table:style-name="ce21" office:value-type="string" calcext:value-type="string">
            <text:p>SI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INSTRUCCIÓN</text:p>
          </table:table-cell>
          <table:covered-table-cell table:style-name="ce2"/>
          <table:covered-table-cell table:style-name="ce4"/>
          <table:covered-table-cell table:style-name="ce7"/>
          <table:table-cell table:style-name="ce18"/>
          <table:table-cell table:style-name="ce4"/>
          <table:table-cell table:style-name="ce30" table:number-columns-repeated="2"/>
          <table:table-cell table:style-name="ce31"/>
          <table:table-cell table:number-columns-repeated="1014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3" table:number-rows-spanned="1">
            <text:p><text:span text:style-name="T1">Representaciones gráficas</text:span></text:p>
          </table:table-cell>
          <table:covered-table-cell table:style-name="ce5"/>
          <table:covered-table-cell table:style-name="ce8"/>
          <table:table-cell table:style-name="ce19"/>
          <table:table-cell table:style-name="ce5" table:number-columns-repeated="3"/>
          <table:table-cell table:style-name="ce19"/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INS-1.1</text:p>
          </table:table-cell>
          <table:table-cell table:style-name="ce12" office:value-type="string" calcext:value-type="string">
            <text:p><text:span text:style-name="T3"><text:a xlink:href="http://cmtic-mv.des.i-administracion.junta-andalucia.es/metaforasVisuales/faces/index.xhtml" xlink:type="simple">Gráfico de evolución temporal del gasto y número comunicaciones de la instrucción por U.O.</text:a></text:span></text:p>
          </table:table-cell>
          <table:table-cell table:style-name="ce21" office:value-type="string" calcext:value-type="string">
            <text:p>SI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INS-1.2</text:p>
          </table:table-cell>
          <table:table-cell table:style-name="ce12" office:value-type="string" calcext:value-type="string">
            <text:p><text:span text:style-name="T3"><text:a xlink:href="http://cmtic-mv.des.i-administracion.junta-andalucia.es/metaforasVisuales/faces/index.xhtml" xlink:type="simple">Gráfico de evolución temporal del gasto en la instrucción por tipo de bien y unidades por año</text:a></text:span></text:p>
          </table:table-cell>
          <table:table-cell table:style-name="ce21" office:value-type="string" calcext:value-type="string">
            <text:p>SI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3" table:number-rows-spanned="1">
            <text:p>Otras Consultas</text:p>
          </table:table-cell>
          <table:covered-table-cell table:style-name="ce5"/>
          <table:covered-table-cell table:style-name="ce8"/>
          <table:table-cell table:style-name="ce19"/>
          <table:table-cell table:style-name="ce5" table:number-columns-repeated="3"/>
          <table:table-cell table:style-name="ce19"/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INS-2.1</text:p>
          </table:table-cell>
          <table:table-cell table:style-name="ce12" office:value-type="string" calcext:value-type="string">
            <text:p><text:span text:style-name="T3"><text:a xlink:href="http://cmtic-mv.des.i-administracion.junta-andalucia.es/metaforasVisuales/faces/index.xhtml" xlink:type="simple">Gasto en la Instrucción y Número de unidades por U.O.</text:a></text:span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bría que hacerle cambios para poder representarla graficamente y que resultara de utilida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 calcext:value-type="string">
            <text:p>INS-2.2</text:p>
          </table:table-cell>
          <table:table-cell table:style-name="ce12" office:value-type="string" calcext:value-type="string">
            <text:p><text:span text:style-name="T3"><text:a xlink:href="http://cmtic-mv.des.i-administracion.junta-andalucia.es/metaforasVisuales/faces/index.xhtml" xlink:type="simple">Numero de comunicaciones a la Instrucción</text:a></text:span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bría que hacerle cambios para poder representarla graficamente y que resultara de utilida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 calcext:value-type="string">
            <text:p>INS-2.3</text:p>
          </table:table-cell>
          <table:table-cell table:style-name="ce12" office:value-type="string" calcext:value-type="string">
            <text:p><text:span text:style-name="T3"><text:a xlink:href="http://cmtic-mv.des.i-administracion.junta-andalucia.es/metaforasVisuales/faces/index.xhtml" xlink:type="simple">Numero de unidades de bienes de la Instrucción</text:a></text:span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al como está definida no aporta mucho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 calcext:value-type="string">
            <text:p>INS-2.4</text:p>
          </table:table-cell>
          <table:table-cell table:style-name="ce12" office:value-type="string" calcext:value-type="string">
            <text:p><text:span text:style-name="T3"><text:a xlink:href="http://cmtic-mv.des.i-administracion.junta-andalucia.es/metaforasVisuales/faces/index.xhtml" xlink:type="simple">Gasto por Tipo de Bien y unidades por U.O. y Año</text:a></text:span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bría que hacerle cambios para poder representarla graficamente y que resultara de utilidad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DISTRIBUCIÓN GEOGRÁFICA DE AVERÍAS</text:p>
          </table:table-cell>
          <table:covered-table-cell table:style-name="ce2"/>
          <table:covered-table-cell table:style-name="ce4"/>
          <table:covered-table-cell table:style-name="ce7"/>
          <table:table-cell table:style-name="ce18"/>
          <table:table-cell table:style-name="ce4"/>
          <table:table-cell table:style-name="ce30" table:number-columns-repeated="2"/>
          <table:table-cell table:style-name="ce31"/>
          <table:table-cell table:number-columns-repeated="1014"/>
        </table:table-row>
        <table:table-row table:style-name="ro4">
          <table:table-cell table:number-columns-repeated="3"/>
          <table:table-cell office:value-type="string" calcext:value-type="string">
            <text:p>AVSIG-1.1</text:p>
          </table:table-cell>
          <table:table-cell table:style-name="ce15" office:value-type="string" calcext:value-type="string">
            <text:p>Distribución geográfica de averias</text:p>
          </table:table-cell>
          <table:table-cell table:style-name="ce20" office:value-type="string" calcext:value-type="string">
            <text:p>NO</text:p>
          </table:table-cell>
          <table:table-cell table:style-name="ce28" office:value-type="string" calcext:value-type="string">
            <text:p>Averías concentradas en capitales de provincia, no aporta demasiado</text:p>
          </table:table-cell>
          <table:table-cell table:number-columns-repeated="101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NewsGotT" svg:font-family="NewsGotT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a </meta:initial-creator>
    <meta:creation-date>2014-05-26T13:57:05.014782861</meta:creation-date>
    <dc:date>2014-05-26T15:01:35.255220140</dc:date>
    <dc:creator>laura </dc:creator>
    <meta:editing-duration>PT1M36S</meta:editing-duration>
    <meta:editing-cycles>1</meta:editing-cycles>
    <meta:document-statistic meta:table-count="1" meta:cell-count="147" meta:object-count="0"/>
    <meta:generator>LibreOffice/4.1.3.2$Linux_x86 LibreOffice_project/70feb7d99726f064edab4605a8ab840c50ec57a</meta:generator>
  </office:meta>
</office:document-meta>
</file>